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09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/>
      <table:table table:name="pixel_counts" table:style-name="ta1">
        <table:shapes>
          <draw:frame draw:z-index="0" draw:style-name="gr1" draw:text-style-name="P1" svg:width="6.2988in" svg:height="3.5429in" svg:x="3.3626in" svg:y="0.0394in">
            <draw:object draw:notify-on-update-of-ranges="pixel_counts.A1:pixel_counts.A1 pixel_counts.A2:pixel_counts.A256 pixel_counts.B1:pixel_counts.B1 pixel_counts.B2:pixel_counts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732" calcext:value-type="float">
            <text:p>177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0500" calcext:value-type="float">
            <text:p>1505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418" calcext:value-type="float">
            <text:p>214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  <dc:date>2023-11-26T15:44:47.191246444</dc:date>
    <meta:editing-duration>PT37M26S</meta:editing-duration>
    <meta:editing-cycles>1</meta:editing-cycles>
    <meta:document-statistic meta:table-count="1" meta:cell-count="5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8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2cm" svg:y="0.315cm" chart:style-name="ch2">
          <text:p>Pixel Counts by Gray Shade</text:p>
        </chart:title>
        <chart:legend chart:legend-position="end" svg:x="14.379cm" svg:y="4.202cm" style:legend-expansion="high" chart:style-name="ch3"/>
        <chart:plot-area chart:style-name="ch4" table:cell-range-address="pixel_counts.A1:pixel_counts.B256" chart:data-source-has-labels="both" svg:x="1.296cm" svg:y="1.284cm" svg:width="12.763cm" svg:height="6.59cm">
          <chart:coordinate-region svg:x="2.882cm" svg:y="1.482cm" svg:width="11.177cm" svg:height="5.519cm"/>
          <chart:axis chart:dimension="x" chart:name="primary-x" chart:style-name="ch5" chartooo:axis-type="date">
            <chartooo:date-scale/>
            <chart:title svg:x="7.236cm" svg:y="8.055cm" chart:style-name="ch6">
              <text:p>Index</text:p>
            </chart:title>
            <chart:categories table:cell-range-address="pixel_counts.A2:pixel_counts.A256"/>
          </chart:axis>
          <chart:axis chart:dimension="y" chart:name="primary-y" chart:style-name="ch7">
            <chart:title svg:x="0.451cm" svg:y="5.06cm" chart:style-name="ch8">
              <text:p>Count</text:p>
            </chart:title>
            <chart:grid chart:style-name="ch9" chart:class="major"/>
          </chart:axis>
          <chart:series chart:style-name="ch10" chart:values-cell-range-address="pixel_counts.B2:pixel_counts.B256" chart:label-cell-address="pixel_counts.B1:pixel_counts.B1" chart:class="chart:bar">
            <chart:data-point chart:repeated="2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pixel_counts.B1:pixel_counts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ixel_counts.A2:pixel_counts.A256</svg:desc>
                </draw:g>
              </table:table-cell>
              <table:table-cell office:value-type="float" office:value="1910">
                <text:p>1910</text:p>
                <draw:g>
                  <svg:desc>pixel_counts.B2:pixel_counts.B25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7732">
                <text:p>1773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50500">
                <text:p>15050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1418">
                <text:p>2141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